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xidation – Loss of electron(s).</text:p>
      <text:p text:style-name="Standard">Reduction – Gain of electron(s).</text:p>
      <text:p text:style-name="Standard">Oxidized – Gains oxygen || Loses hydrogen.</text:p>
      <text:p text:style-name="Standard">Plants contain a wide variety of pigments. The most common by quantity is gre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1-01T12:54:08.18</meta:creation-date>
    <meta:generator>OpenOffice/4.1.3$Win32 OpenOffice.org_project/413m1$Build-9783</meta:generator>
    <dc:date>2017-11-01T13:57:11.24</dc:date>
    <dc:creator>Timothy Cayer</dc:creator>
    <meta:editing-duration>PT1H3M2S</meta:editing-duration>
    <meta:editing-cycles>5</meta:editing-cycles>
    <meta:document-statistic meta:table-count="0" meta:image-count="0" meta:object-count="0" meta:page-count="1" meta:paragraph-count="4" meta:word-count="31" meta:character-count="186"/>
  </office:meta>
</office:document-meta>
</file>